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justify"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T1169 – TP2</text:p>
      <text:p text:style-name="P1">Rapport par <text:s/>Jérémie Ricard</text:p>
      <text:p text:style-name="P1"/>
      <text:p text:style-name="P2"><text:tab/>Ce programme est divisé en 4 classes. La classe Process dans laquelle le code principal est mis et qui appelle les autres classes (Mapping, MinMax et Compare) qui elles servent à faire les opérations demandées dans l'énoncé. La classe Process met en place la gestion de l'argument à l'exécution du programme, elle crée un vecteur avec le chemin d'accès pour les fichiers dans le dossier du projet. Ce vecteur est passé en argument à la classe Mapping pour la création des mappes et des multimappes nécessaires à la manipulation des données dans le but d'effectuer les tâches demandées dans le travail. Les opérations 1 et 2 du travail sont faites directement dans la classe Process car elles ne demandaient pas beaucoup d'opérations pour les réaliser.</text:p>
      <text:p text:style-name="P2"><text:tab/>Comme je l'ai mentionné plus haut, la classe Mapping est conçue pour créer les conteneurs nécessaires pour effectuer les opérations du travail. En créant un vecteur de mappes et de multimappes, il est facile de les passer une après l'autre dans une boucle et de les remplir au moment de la lecture du fichier associé au nom de la mappe courante. Comme cette classe reçoit les noms de fichier, j'en profite pour récupérer dans un vecteur de string de ces noms pour l'utiliser dans les affichages des opérations. La création d'une mappe ayant les mots comme clef fut une façon rapide pour créer les paires de mots et leur nombre d'occurences dans le texte en incrémentant ce nombre chaque fois que le mot (clef) était trouvé dans la mappe. C'est la fonction membre insert() de la classe Mapping qui se charge de l'opération. Une fois cette opération réalisée, j'ai inversé les clefs et les valeurs pour me permettre d'avoir une multimappe contenant les nombres de mots comme clef et les mots comme valeur. Cette mécanique m'a permis d'effectuer les opérations 3 et 4 dans la classe MinMax.</text:p>
      <text:p text:style-name="P2"><text:tab/>La classe MinMax est en fait une classe vide ne contenant que deux fonctions membres. Ces fonctions membres effectuent les opérations qui déterminent le nombre d'éléments clefs associé à la plus petite valeur (getMin() - opération 3) et les valeurs les plus élevées et leurs clefs respectives (getMax() - opération 4, ordre alphabétique ascendant). Et d'afficher les résultats.</text:p>
      <text:p text:style-name="P2"><text:tab/>Pour terminer, la classe Compare prend les chemins d'accès vers les fichiers pour en extraire un sous string me permettant de créer les noms de fichiers de sortie des comparaisons demandées par l'exercice. L'autre argument est la classe Mapping permettant le travaille sur les mappes créées. À la construction de la classe Compare, elle appelle la fonction servant à créer les noms de fichier qu'elle place dans un vecteur (getNameFiles()). Et ensuite elle appelle la fonction qui passe toutes les mappes à la recherche des différences et des ressemblances et qui les inscrit dans les fichiers correspondants. (opt5_Op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9T08:39:57</meta:creation-date>
    <dc:date>2018-12-03T11:29:41</dc:date>
    <meta:editing-duration>PT2H21M43S</meta:editing-duration>
    <meta:editing-cycles>30</meta:editing-cycles>
    <meta:generator>OpenOffice/4.1.3$Unix OpenOffice.org_project/413m1$Build-9783</meta:generator>
    <meta:document-statistic meta:table-count="0" meta:image-count="0" meta:object-count="0" meta:page-count="1" meta:paragraph-count="6" meta:word-count="475" meta:character-count="2883"/>
  </office:meta>
</office:document-meta>
</file>